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0C0000000CDA3C0BB5.gif" manifest:media-type="image/gif"/>
  <manifest:file-entry manifest:full-path="Pictures/100002000000000C0000000C424A8468.gif" manifest:media-type="image/gif"/>
  <manifest:file-entry manifest:full-path="Pictures/100000000000032000000258931F834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withoutfill">
      <style:graphic-properties draw:marker-end="Arrow_20_concave" draw:marker-end-width="0.3cm" draw:fill="none" draw:textarea-vertical-align="middle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398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3.399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3.39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2cm" fo:min-width="0cm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3.39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12cm" fo:min-width="0cm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12cm" fo:min-width="0cm"/>
    </style:style>
    <style:style style:name="gr23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9.1cm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4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41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3cm" fo:min-width="7.7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4.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3.3cm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5cm" draw:shadow="hidden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5cm" draw:shadow="hidden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1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pr1" style:family="presentation" style:parent-style-name="lyt-paper-subtitle">
      <style:graphic-properties draw:fill-color="#ffffff" fo:min-height="3.9cm"/>
    </style:style>
    <style:style style:name="pr2" style:family="presentation" style:parent-style-name="lyt-paper-notes">
      <style:graphic-properties draw:fill-color="#ffffff" draw:auto-grow-height="true" fo:min-height="13.364cm"/>
    </style:style>
    <style:style style:name="pr3" style:family="presentation" style:parent-style-name="lyt-paper-title">
      <style:graphic-properties draw:auto-grow-height="true" fo:min-height="1.482cm"/>
    </style:style>
    <style:style style:name="P1" style:family="paragraph">
      <style:text-properties fo:font-family="'Liberation Serif'" style:font-family-generic="roman" style:font-pitch="variable" fo:font-size="44pt" style:font-size-asian="44pt" style:font-size-complex="44pt"/>
    </style:style>
    <style:style style:name="P2" style:family="paragraph">
      <style:text-properties fo:font-family="'Liberation Serif'" style:font-family-generic="roman" style:font-pitch="variable" fo:font-size="26pt" style:font-size-asian="26pt" style:font-size-complex="26pt"/>
    </style:style>
    <style:style style:name="P3" style:family="paragraph">
      <style:text-properties fo:font-size="28.1000003814697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0pt" style:font-size-asian="20pt" style:font-size-complex="20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color="#008000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family="'Liberation Serif'" style:font-family-generic="roman" style:font-pitch="variable" fo:font-size="44pt" style:font-size-asian="44pt" style:font-size-complex="44pt"/>
    </style:style>
    <style:style style:name="T2" style:family="text">
      <style:text-properties fo:font-family="'Liberation Serif'" style:font-family-generic="roman" style:font-pitch="variable" fo:font-size="26pt" style:font-size-asian="26pt" style:font-size-complex="26pt"/>
    </style:style>
    <style:style style:name="T3" style:family="text">
      <style:text-properties fo:color="#c0c0c0" fo:font-family="'Liberation Serif'" style:font-family-generic="roman" style:font-pitch="variable"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8000"/>
    </style:style>
    <style:style style:name="T7" style:family="text">
      <style:text-properties fo:color="#000000"/>
    </style:style>
    <style:style style:name="T8" style:family="text">
      <style:text-properties style:use-window-font-color="true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family="'Liberation Sans', Arial" style:font-family-generic="swiss" style:font-pitch="variable" fo:font-size="18pt" fo:language="en" fo:country="US" style:language-asian="en" style:country-asian="US" style:font-family-complex="'Liberation Sans', Arial" style:font-family-generic-complex="swiss" style:font-pitch-complex="variable" style:font-size-complex="18pt"/>
    </style:style>
    <style:style style:name="T11" style:family="text">
      <style:text-properties fo:color="#ff00ff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min-label-width="0.6cm" style:vertical-pos="middle" style:vertical-rel="line" fo:width="0.318cm" fo:height="0.318cm"/>
      </text:list-level-style-image>
      <text:list-level-style-image text:level="2" xlink:href="Pictures/100002000000000C0000000C424A8468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424A8468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424A8468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424A8468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424A8468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image text:level="1" xlink:href="Pictures/100002000000000C0000000CDA3C0BB5.gif" xlink:type="simple" xlink:show="embed" xlink:actuate="onLoad">
        <style:list-level-properties text:min-label-width="0.6cm" style:vertical-pos="middle" style:vertical-rel="line" fo:width="0.318cm" fo:height="0.318cm"/>
      </text:list-level-style-image>
      <text:list-level-style-image text:level="2" xlink:href="Pictures/100002000000000C0000000CDA3C0BB5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DA3C0BB5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DA3C0BB5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DA3C0BB5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DA3C0BB5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DA3C0BB5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DA3C0BB5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DA3C0BB5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DA3C0BB5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7">
      <text:list-level-style-image text:level="1" xlink:href="Pictures/100002000000000C0000000C424A8468.gif" xlink:type="simple" xlink:show="embed" xlink:actuate="onLoad">
        <style:list-level-properties text:min-label-width="0.6cm" style:vertical-pos="middle" style:vertical-rel="line" fo:width="0.318cm" fo:height="0.318cm"/>
      </text:list-level-style-image>
      <text:list-level-style-image text:level="2" xlink:href="Pictures/100002000000000C0000000C424A8468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424A8468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424A8468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424A8468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424A8468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</office:automatic-styles>
  <office:body>
    <office:presentation>
      <draw:page draw:name="page1" draw:style-name="dp1" draw:master-page-name="lyt-paper" presentation:presentation-page-layout-name="AL1T32">
        <office:forms form:automatic-focus="false" form:apply-design-mode="false"/>
        <draw:frame presentation:style-name="pr1" draw:text-style-name="P1" draw:layer="layout" svg:width="23.5cm" svg:height="3.9cm" svg:x="2.2cm" svg:y="1.8cm" presentation:class="subtitle" presentation:user-transformed="true">
          <draw:text-box>
            <text:p><text:span text:style-name="T1">Сортировки</text:span></text:p>
          </draw:text-box>
        </draw:frame>
        <draw:frame draw:style-name="gr1" draw:text-style-name="P2" draw:layer="layout" svg:width="15.605cm" svg:height="4.315cm" svg:x="6.2cm" svg:y="9.2cm">
          <draw:text-box>
            <text:list text:style-name="L2">
              <text:list-item>
                <text:p><text:span text:style-name="T2">поразрядная сортировка (radix sort)</text:span></text:p>
              </text:list-item>
              <text:list-item>
                <text:p><text:span text:style-name="T3">пузырьковая сортировка (bubble sort)</text:span></text:p>
              </text:list-item>
              <text:list-item>
                <text:p><text:span text:style-name="T3">сортировка кучей (heap sort)</text:span></text:p>
              </text:list-item>
              <text:list-item>
                <text:p><text:span text:style-name="T3">сортировка слиянием (merge sort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разрядная сортировка</text:p>
          </draw:text-box>
        </draw:frame>
        <draw:frame draw:style-name="gr3" draw:text-style-name="P4" draw:layer="layout" svg:width="17.519cm" svg:height="1.038cm" svg:x="1.9cm" svg:y="2.5cm">
          <draw:text-box>
            <text:list text:style-name="L2">
              <text:list-item>
                <text:p><text:span text:style-name="T4">Другие названия: цифровая сортировка, radix sort</text:span></text:p>
              </text:list-item>
            </text:list>
          </draw:text-box>
        </draw:frame>
        <draw:frame draw:style-name="gr4" draw:text-style-name="P4" draw:layer="layout" svg:width="17.278cm" svg:height="1.038cm" svg:x="1.901cm" svg:y="8.2cm">
          <draw:text-box>
            <text:list text:style-name="L2">
              <text:list-item>
                <text:p xml:id="id1" text:id="id1"><text:span text:style-name="T4">Класс: сортировки без сравнения, distribution sort</text:span></text:p>
              </text:list-item>
            </text:list>
          </draw:text-box>
        </draw:frame>
        <draw:frame draw:style-name="gr5" draw:layer="layout" svg:width="10.437cm" svg:height="3.095cm" svg:x="5cm" svg:y="4.2cm">
          <draw:text-box>
            <text:list text:style-name="L3">
              <text:list-item>
                <text:p>чисел</text:p>
              </text:list-item>
              <text:list-item>
                <text:p>строк</text:p>
              </text:list-item>
              <text:list-item>
                <text:p>дат</text:p>
              </text:list-item>
              <text:list-item>
                <text:p>структур с несколькими полями</text:p>
              </text:list-item>
            </text:list>
          </draw:text-box>
        </draw:frame>
        <draw:g>
          <draw:g>
            <draw:custom-shape draw:style-name="gr6" draw:text-style-name="P6" draw:layer="layout" svg:width="1cm" svg:height="1.2cm" svg:x="16.6cm" svg:y="3.8cm">
              <text:p text:style-name="P5"><text:span text:style-name="T4">2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cm" svg:height="1.2cm" svg:x="17.899cm" svg:y="3.799cm">
              <text:p text:style-name="P5"><text:span text:style-name="T4">0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cm" svg:height="1.2cm" svg:x="19.198cm" svg:y="3.798cm">
              <text:p text:style-name="P5"><text:span text:style-name="T4">1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cm" svg:height="1.2cm" svg:x="20.497cm" svg:y="3.797cm">
              <text:p text:style-name="P5"><text:span text:style-name="T4">4</text:span></text:p>
              <draw:enhanced-geometry svg:viewBox="0 0 21600 21600" draw:type="rectangle" draw:enhanced-path="M 0 0 L 21600 0 21600 21600 0 21600 0 0 Z N"/>
            </draw:custom-shape>
          </draw:g>
          <draw:frame draw:style-name="gr7" draw:text-style-name="P7" draw:layer="layout" svg:width="4cm" svg:height="0.806cm" svg:x="20.6cm" svg:y="5.2cm">
            <draw:text-box>
              <text:p><text:span text:style-name="T5">разряд единиц</text:span></text:p>
            </draw:text-box>
          </draw:frame>
          <draw:frame draw:style-name="gr7" draw:text-style-name="P7" draw:layer="layout" svg:width="5cm" svg:height="0.806cm" svg:x="19.3cm" svg:y="5.9cm">
            <draw:text-box>
              <text:p><text:span text:style-name="T5">разряд десятков</text:span></text:p>
            </draw:text-box>
          </draw:frame>
          <draw:frame draw:style-name="gr7" draw:text-style-name="P7" draw:layer="layout" svg:width="4cm" svg:height="0.806cm" svg:x="18cm" svg:y="6.5cm">
            <draw:text-box>
              <text:p><text:span text:style-name="T5">разряд сотен</text:span></text:p>
            </draw:text-box>
          </draw:frame>
          <draw:frame draw:style-name="gr7" draw:text-style-name="P7" draw:layer="layout" svg:width="4cm" svg:height="0.806cm" svg:x="16.7cm" svg:y="7.1cm">
            <draw:text-box>
              <text:p><text:span text:style-name="T5">разряд тысяч</text:span></text:p>
            </draw:text-box>
          </draw:frame>
          <draw:line draw:style-name="gr8" draw:text-style-name="P5" draw:layer="layout" svg:x1="19.7cm" svg:y1="5.9cm" svg:x2="19.7cm" svg:y2="5.098cm">
            <text:p/>
          </draw:line>
          <draw:line draw:style-name="gr8" draw:text-style-name="P5" draw:layer="layout" svg:x1="18.45cm" svg:y1="6.5cm" svg:x2="18.45cm" svg:y2="5.098cm">
            <text:p/>
          </draw:line>
          <draw:line draw:style-name="gr8" draw:text-style-name="P5" draw:layer="layout" svg:x1="17.1cm" svg:y1="6.998cm" svg:x2="17.1cm" svg:y2="5.098cm">
            <text:p/>
          </draw:line>
        </draw:g>
        <draw:g xml:id="id2" draw:id="id2">
          <draw:frame draw:style-name="gr9" draw:text-style-name="P4" draw:layer="layout" svg:width="22.898cm" svg:height="3.399cm" svg:x="1.902cm" svg:y="9.5cm">
            <draw:text-box>
              <text:list text:style-name="L2">
                <text:list-item>
                  <text:p><text:span text:style-name="T4">Основная идея: последовательное (многократное) раскидывание сортируемых элементов по кучкам (buckets) на основании равенства определенного поля этих элементов и последующее объединение кучек в определенном порядке.</text:span></text:p>
                </text:list-item>
              </text:list>
            </draw:text-box>
          </draw:frame>
          <draw:frame draw:style-name="gr10" draw:layer="layout" svg:width="21.2cm" svg:height="2.384cm" svg:x="3.4cm" svg:y="13.2cm">
            <draw:text-box>
              <text:p>После того, как эта процедура будет повторена последовательно для всех полей (напр., разрядов числа), получившаяся кучка будет содержать отсортированную последовательность элементов.</text:p>
            </draw:text-box>
          </draw:frame>
          <draw:g>
            <draw:custom-shape draw:style-name="gr6" draw:text-style-name="P5" draw:layer="layout" svg:width="1.6cm" svg:height="0.8cm" svg:x="6.8cm" svg:y="16.1cm">
              <text:p text:style-name="P5">03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3.101cm" svg:height="0.8cm" svg:x="8.899cm" svg:y="16.099cm">
              <text:p text:style-name="P5">января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2.302cm" svg:height="0.8cm" svg:x="12.498cm" svg:y="16.098cm">
              <text:p text:style-name="P5">2014</text:p>
              <draw:enhanced-geometry svg:viewBox="0 0 21600 21600" draw:type="rectangle" draw:enhanced-path="M 0 0 L 21600 0 21600 21600 0 21600 0 0 Z N"/>
            </draw:custom-shape>
            <draw:frame draw:style-name="gr7" draw:layer="layout" svg:width="0.4cm" svg:height="0.962cm" svg:x="8.4cm" svg:y="16cm">
              <draw:text-box>
                <text:p>-</text:p>
              </draw:text-box>
            </draw:frame>
            <draw:frame draw:style-name="gr7" draw:layer="layout" svg:width="0.4cm" svg:height="0.962cm" svg:x="12cm" svg:y="16cm">
              <draw:text-box>
                <text:p>-</text:p>
              </draw:text-box>
            </draw:frame>
          </draw:g>
          <draw:g>
            <draw:custom-shape draw:style-name="gr6" draw:text-style-name="P5" draw:layer="layout" svg:width="1.6cm" svg:height="0.8cm" svg:x="6.799cm" svg:y="17.3cm">
              <text:p text:style-name="P5">14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3.101cm" svg:height="0.8cm" svg:x="8.898cm" svg:y="17.299cm">
              <text:p text:style-name="P5">января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2.302cm" svg:height="0.8cm" svg:x="12.497cm" svg:y="17.298cm">
              <text:p text:style-name="P5">2013</text:p>
              <draw:enhanced-geometry svg:viewBox="0 0 21600 21600" draw:type="rectangle" draw:enhanced-path="M 0 0 L 21600 0 21600 21600 0 21600 0 0 Z N"/>
            </draw:custom-shape>
            <draw:frame draw:style-name="gr7" draw:layer="layout" svg:width="0.4cm" svg:height="0.962cm" svg:x="8.399cm" svg:y="17.2cm">
              <draw:text-box>
                <text:p>-</text:p>
              </draw:text-box>
            </draw:frame>
            <draw:frame draw:style-name="gr7" draw:layer="layout" svg:width="0.4cm" svg:height="0.962cm" svg:x="11.999cm" svg:y="17.2cm">
              <draw:text-box>
                <text:p>-</text:p>
              </draw:text-box>
            </draw:frame>
          </draw:g>
          <draw:g>
            <draw:custom-shape draw:style-name="gr6" draw:text-style-name="P5" draw:layer="layout" svg:width="1.6cm" svg:height="0.8cm" svg:x="6.798cm" svg:y="18.4cm">
              <text:p text:style-name="P5">03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3.101cm" svg:height="0.8cm" svg:x="8.897cm" svg:y="18.399cm">
              <text:p text:style-name="P5">апреля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2.302cm" svg:height="0.8cm" svg:x="12.496cm" svg:y="18.398cm">
              <text:p text:style-name="P5">2013</text:p>
              <draw:enhanced-geometry svg:viewBox="0 0 21600 21600" draw:type="rectangle" draw:enhanced-path="M 0 0 L 21600 0 21600 21600 0 21600 0 0 Z N"/>
            </draw:custom-shape>
            <draw:frame draw:style-name="gr7" draw:layer="layout" svg:width="0.4cm" svg:height="0.962cm" svg:x="8.398cm" svg:y="18.3cm">
              <draw:text-box>
                <text:p>-</text:p>
              </draw:text-box>
            </draw:frame>
            <draw:frame draw:style-name="gr7" draw:layer="layout" svg:width="0.4cm" svg:height="0.962cm" svg:x="11.998cm" svg:y="18.3cm">
              <draw:text-box>
                <text:p>-</text:p>
              </draw:text-box>
            </draw:frame>
          </draw:g>
        </draw:g>
        <draw:g xml:id="id3" draw:id="id3">
          <draw:frame draw:style-name="gr11" draw:text-style-name="P7" draw:layer="layout" svg:width="4.769cm" svg:height="0.806cm" svg:x="16.6cm" svg:y="16.2cm">
            <draw:text-box>
              <text:p><text:span text:style-name="T5">порядок действий:</text:span></text:p>
            </draw:text-box>
          </draw:frame>
          <draw:frame draw:style-name="gr12" draw:text-style-name="P7" draw:layer="layout" svg:width="7.291cm" svg:height="1.916cm" svg:x="17.3cm" svg:y="17cm">
            <draw:text-box>
              <text:list text:style-name="L5">
                <text:list-item>
                  <text:p><text:span text:style-name="T5">отсортировать по годам</text:span></text:p>
                </text:list-item>
                <text:list-item>
                  <text:p><text:span text:style-name="T5">отсортировать по месяцам</text:span></text:p>
                </text:list-item>
                <text:list-item>
                  <text:p><text:span text:style-name="T5">отсортировать по числам</text:span></text:p>
                </text:list-item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разрядная сортировка</text:p>
          </draw:text-box>
        </draw:frame>
        <draw:frame draw:style-name="gr11" draw:layer="layout" svg:width="15.991cm" svg:height="0.962cm" svg:x="1.8cm" svg:y="2.1cm">
          <draw:text-box>
            <text:list text:style-name="L2">
              <text:list-item>
                <text:p>Сортировка массива чисел: [ 12, <text:s/>11, 0, 92, 3, 133 ]</text:p>
              </text:list-item>
            </text:list>
          </draw:text-box>
        </draw:frame>
        <draw:frame draw:style-name="gr11" draw:layer="layout" svg:width="13.511cm" svg:height="0.962cm" svg:x="3.6cm" svg:y="3.362cm">
          <draw:text-box>
            <text:p>Самое длинное число 133 имеет 3 разряда </text:p>
          </draw:text-box>
        </draw:frame>
        <draw:g xml:id="id5" draw:id="id5">
          <draw:custom-shape draw:style-name="gr13" draw:text-style-name="P5" draw:layer="layout" svg:width="1.6cm" svg:height="2.6cm" svg:x="2.4cm" svg:y="8.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4.799cm" svg:y="8.799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7.198cm" svg:y="8.79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9.597cm" svg:y="8.79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1.996cm" svg:y="8.796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4.395cm" svg:y="8.795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6.794cm" svg:y="8.794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9.193cm" svg:y="8.793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1.592cm" svg:y="8.792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3.891cm" svg:y="8.791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4" draw:text-style-name="P5" draw:layer="layout" svg:width="1cm" svg:height="0.8cm" svg:x="2.4cm" svg:y="11.4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4.799cm" svg:y="11.399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7.198cm" svg:y="11.39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9.597cm" svg:y="11.397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1.996cm" svg:y="11.396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4.395cm" svg:y="11.39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6.794cm" svg:y="11.394cm">
            <text:p text:style-name="P5">6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9.193cm" svg:y="11.393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1.592cm" svg:y="11.392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3.891cm" svg:y="11.391cm">
            <text:p text:style-name="P5">9</text:p>
            <draw:enhanced-geometry svg:viewBox="0 0 21600 21600" draw:type="rectangle" draw:enhanced-path="M 0 0 L 21600 0 21600 21600 0 21600 0 0 Z N"/>
          </draw:custom-shape>
        </draw:g>
        <draw:g xml:id="id4" draw:id="id4">
          <draw:frame draw:style-name="gr11" draw:layer="layout" svg:width="23.471cm" svg:height="0.962cm" svg:x="1.9cm" svg:y="6.4cm">
            <draw:text-box>
              <text:list text:style-name="L2">
                <text:list-item>
                  <text:p>Шаг 1а: разложить числа по корзинам по младшему разряду (по единицам)</text:p>
                </text:list-item>
              </text:list>
            </draw:text-box>
          </draw:frame>
          <draw:frame draw:style-name="gr11" draw:layer="layout" svg:width="7.565cm" svg:height="0.962cm" svg:x="4.9cm" svg:y="7.6cm">
            <draw:text-box>
              <text:p>[ 1<text:span text:style-name="T6">2</text:span>, <text:s/>1<text:span text:style-name="T6">1</text:span>, <text:s/><text:span text:style-name="T6">0</text:span>, <text:s/>9<text:span text:style-name="T6">2</text:span>, <text:s/><text:span text:style-name="T6">3</text:span>, 13<text:span text:style-name="T6">3</text:span> ]</text:p>
            </draw:text-box>
          </draw:frame>
        </draw:g>
        <draw:frame draw:style-name="gr11" draw:layer="layout" svg:width="1.204cm" svg:height="0.962cm" svg:x="7.4cm" svg:y="10.4cm">
          <draw:text-box>
            <text:p xml:id="id6" text:id="id6">1<text:span text:style-name="T6">2</text:span></text:p>
          </draw:text-box>
        </draw:frame>
        <draw:frame draw:style-name="gr11" draw:layer="layout" svg:width="1.204cm" svg:height="0.962cm" svg:x="5.1cm" svg:y="10.4cm">
          <draw:text-box>
            <text:p xml:id="id7" text:id="id7">1<text:span text:style-name="T6">1</text:span></text:p>
          </draw:text-box>
        </draw:frame>
        <draw:frame draw:style-name="gr11" draw:text-style-name="P8" draw:layer="layout" svg:width="0.853cm" svg:height="0.962cm" svg:x="2.8cm" svg:y="10.4cm">
          <draw:text-box>
            <text:p xml:id="id8" text:id="id8"><text:span text:style-name="T6">0</text:span></text:p>
          </draw:text-box>
        </draw:frame>
        <draw:frame draw:style-name="gr7" draw:layer="layout" svg:width="1.6cm" svg:height="0.962cm" svg:x="7.5cm" svg:y="9.7cm">
          <draw:text-box>
            <text:p xml:id="id9" text:id="id9">9<text:span text:style-name="T6">2</text:span></text:p>
          </draw:text-box>
        </draw:frame>
        <draw:frame draw:style-name="gr7" draw:text-style-name="P8" draw:layer="layout" svg:width="1.4cm" svg:height="0.962cm" svg:x="10.1cm" svg:y="10.4cm">
          <draw:text-box>
            <text:p xml:id="id10" text:id="id10"><text:span text:style-name="T6">3</text:span></text:p>
          </draw:text-box>
        </draw:frame>
        <draw:frame draw:style-name="gr7" draw:layer="layout" svg:width="2cm" svg:height="0.962cm" svg:x="9.5cm" svg:y="9.7cm">
          <draw:text-box>
            <text:p xml:id="id11" text:id="id11">13<text:span text:style-name="T6">3</text:span></text:p>
          </draw:text-box>
        </draw:frame>
        <draw:g xml:id="id12" draw:id="id12">
          <draw:frame draw:style-name="gr15" draw:layer="layout" svg:width="23.899cm" svg:height="1.673cm" svg:x="1.901cm" svg:y="13.9cm">
            <draw:text-box>
              <text:list text:style-name="L2">
                <text:list-item>
                  <text:p>Шаг 1б: обойти корзины и собрать из них числа, сохраняя порядок чисел в корзине (в каком порядке числа попали в корзину, в таком они и достаются) </text:p>
                </text:list-item>
              </text:list>
            </draw:text-box>
          </draw:frame>
          <draw:frame draw:style-name="gr11" draw:layer="layout" svg:width="8.276cm" svg:height="0.962cm" svg:x="4.901cm" svg:y="16.2cm">
            <draw:text-box>
              <text:p>[ <text:span text:style-name="T6">0</text:span>, <text:s text:c="3"/>1<text:span text:style-name="T6">1</text:span>, <text:s text:c="3"/>1<text:span text:style-name="T6">2</text:span>, 9<text:span text:style-name="T6">2</text:span>, <text:s text:c="2"/><text:span text:style-name="T6">3</text:span>, 13<text:span text:style-name="T6">3</text:span> ]</text:p>
            </draw:text-box>
          </draw:frame>
        </draw:g>
        <draw:frame draw:style-name="gr11" draw:layer="layout" svg:width="18.155cm" svg:height="0.962cm" svg:x="4.8cm" svg:y="4.5cm">
          <draw:text-box>
            <text:p>Значит описанную процедуру необходимо повторить 3 раза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5" smil:attributeName="visibility" smil:to="visible"/>
                  <anim:transitionFilter smil:dur="0.5s" smil:targetElement="id5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1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2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3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4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5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разрядная сортировка</text:p>
          </draw:text-box>
        </draw:frame>
        <draw:frame draw:style-name="gr11" draw:layer="layout" svg:width="7.621cm" svg:height="0.962cm" svg:x="1.8cm" svg:y="2.1cm">
          <draw:text-box>
            <text:list text:style-name="L2">
              <text:list-item>
                <text:p>Массив после Шага 1:</text:p>
              </text:list-item>
            </text:list>
          </draw:text-box>
        </draw:frame>
        <draw:g xml:id="id14" draw:id="id14">
          <draw:custom-shape draw:style-name="gr13" draw:text-style-name="P5" draw:layer="layout" svg:width="1.6cm" svg:height="2.6cm" svg:x="2.4cm" svg:y="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4.799cm" svg:y="6.999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7.198cm" svg:y="6.99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9.597cm" svg:y="6.99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1.996cm" svg:y="6.996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4.395cm" svg:y="6.995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6.794cm" svg:y="6.994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9.193cm" svg:y="6.993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1.592cm" svg:y="6.992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3.891cm" svg:y="6.991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4" draw:text-style-name="P5" draw:layer="layout" svg:width="1cm" svg:height="0.8cm" svg:x="2.4cm" svg:y="9.6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4.799cm" svg:y="9.599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7.198cm" svg:y="9.59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9.597cm" svg:y="9.597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1.996cm" svg:y="9.596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4.395cm" svg:y="9.59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6.794cm" svg:y="9.594cm">
            <text:p text:style-name="P5">6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9.193cm" svg:y="9.593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1.592cm" svg:y="9.592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3.891cm" svg:y="9.591cm">
            <text:p text:style-name="P5">9</text:p>
            <draw:enhanced-geometry svg:viewBox="0 0 21600 21600" draw:type="rectangle" draw:enhanced-path="M 0 0 L 21600 0 21600 21600 0 21600 0 0 Z N"/>
          </draw:custom-shape>
        </draw:g>
        <draw:g xml:id="id13" draw:id="id13">
          <draw:frame draw:style-name="gr11" draw:layer="layout" svg:width="22.573cm" svg:height="0.962cm" svg:x="1.9cm" svg:y="4.6cm">
            <draw:text-box>
              <text:list text:style-name="L2">
                <text:list-item>
                  <text:p>Шаг 2а: разложить числа по корзинам по второму разряду (по десяткам)</text:p>
                </text:list-item>
              </text:list>
            </draw:text-box>
          </draw:frame>
          <draw:frame draw:style-name="gr11" draw:layer="layout" svg:width="8.447cm" svg:height="0.962cm" svg:x="4.9cm" svg:y="5.8cm">
            <draw:text-box>
              <text:p>[ <text:span text:style-name="T6">0</text:span><text:span text:style-name="T7">0, <text:s/></text:span><text:span text:style-name="T6">1</text:span><text:span text:style-name="T7">1, <text:s/></text:span><text:span text:style-name="T6">1</text:span><text:span text:style-name="T7">2, <text:s/></text:span><text:span text:style-name="T6">9</text:span><text:span text:style-name="T7">2, <text:s/></text:span><text:span text:style-name="T6">0</text:span><text:span text:style-name="T7">3, <text:s/>1</text:span><text:span text:style-name="T6">3</text:span><text:span text:style-name="T7">3</text:span> ]</text:p>
            </draw:text-box>
          </draw:frame>
        </draw:g>
        <draw:frame draw:style-name="gr16" draw:layer="layout" svg:width="23.899cm" svg:height="1.673cm" svg:x="1.901cm" svg:y="11.2cm">
          <draw:text-box>
            <text:list text:style-name="L2">
              <text:list-item>
                <text:p xml:id="id21" text:id="id21">Шаг 2б: обойти корзины и собрать из них числа, сохраняя порядок чисел в корзине (в каком порядке числа попали в корзину, в таком они и достаются) </text:p>
              </text:list-item>
            </text:list>
          </draw:text-box>
        </draw:frame>
        <draw:frame draw:style-name="gr11" draw:layer="layout" svg:width="9.513cm" svg:height="0.962cm" svg:x="4.901cm" svg:y="13.5cm">
          <draw:text-box>
            <text:p xml:id="id22" text:id="id22">[ <text:span text:style-name="T6">0</text:span><text:span text:style-name="T7">0, </text:span><text:span text:style-name="T6">0</text:span><text:span text:style-name="T7">3, <text:s text:c="2"/></text:span><text:span text:style-name="T6">1</text:span><text:span text:style-name="T7">1, </text:span><text:span text:style-name="T6">1</text:span><text:span text:style-name="T7">2, <text:s text:c="3"/>1</text:span><text:span text:style-name="T6">3</text:span><text:span text:style-name="T7">3, <text:s text:c="5"/></text:span><text:span text:style-name="T6">9</text:span><text:span text:style-name="T7">2</text:span> <text:s/>]</text:p>
          </draw:text-box>
        </draw:frame>
        <draw:frame draw:style-name="gr11" draw:layer="layout" svg:width="6.857cm" svg:height="0.962cm" svg:x="4.8cm" svg:y="3.3cm">
          <draw:text-box>
            <text:p>[ <text:span text:style-name="T7">0, 11, 12, 92, 3, 133</text:span> ]</text:p>
          </draw:text-box>
        </draw:frame>
        <draw:frame draw:style-name="gr7" draw:layer="layout" svg:width="1.4cm" svg:height="0.962cm" svg:x="2.6cm" svg:y="8.7cm">
          <draw:text-box>
            <text:p xml:id="id15" text:id="id15"><text:span text:style-name="T6">0</text:span><text:span text:style-name="T7">0</text:span></text:p>
          </draw:text-box>
        </draw:frame>
        <draw:frame draw:style-name="gr7" draw:layer="layout" svg:width="1.4cm" svg:height="0.962cm" svg:x="4.999cm" svg:y="8.7cm">
          <draw:text-box>
            <text:p xml:id="id16" text:id="id16"><text:span text:style-name="T6">1</text:span><text:span text:style-name="T7">1</text:span></text:p>
          </draw:text-box>
        </draw:frame>
        <draw:frame draw:style-name="gr7" draw:layer="layout" svg:width="1.4cm" svg:height="0.962cm" svg:x="5cm" svg:y="7.938cm">
          <draw:text-box>
            <text:p xml:id="id17" text:id="id17"><text:span text:style-name="T6">1</text:span><text:span text:style-name="T7">2</text:span></text:p>
          </draw:text-box>
        </draw:frame>
        <draw:frame draw:style-name="gr17" draw:layer="layout" svg:width="1.204cm" svg:height="5.162cm" svg:x="24.187cm" svg:y="8.7cm">
          <draw:text-box>
            <text:p xml:id="id18" text:id="id18"><text:span text:style-name="T6">9</text:span><text:span text:style-name="T7">2</text:span></text:p>
          </draw:text-box>
        </draw:frame>
        <draw:frame draw:style-name="gr11" draw:layer="layout" svg:width="1.204cm" svg:height="0.962cm" svg:x="2.596cm" svg:y="8.038cm">
          <draw:text-box>
            <text:p xml:id="id19" text:id="id19"><text:span text:style-name="T6">0</text:span><text:span text:style-name="T7">3</text:span></text:p>
          </draw:text-box>
        </draw:frame>
        <draw:frame draw:style-name="gr7" draw:layer="layout" svg:width="1.6cm" svg:height="0.962cm" svg:x="9.697cm" svg:y="8.538cm">
          <draw:text-box>
            <text:p xml:id="id20" text:id="id20"><text:span text:style-name="T7">1</text:span><text:span text:style-name="T6">3</text:span><text:span text:style-name="T7"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4" smil:attributeName="visibility" smil:to="visible"/>
                  <anim:transitionFilter smil:dur="0.5s" smil:targetElement="id14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1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2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3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4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5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разрядная сортировка</text:p>
          </draw:text-box>
        </draw:frame>
        <draw:frame draw:style-name="gr11" draw:layer="layout" svg:width="7.621cm" svg:height="0.962cm" svg:x="1.8cm" svg:y="2.1cm">
          <draw:text-box>
            <text:list text:style-name="L2">
              <text:list-item>
                <text:p>Массив после Шага 2:</text:p>
              </text:list-item>
            </text:list>
          </draw:text-box>
        </draw:frame>
        <draw:g xml:id="id24" draw:id="id24">
          <draw:custom-shape draw:style-name="gr13" draw:text-style-name="P5" draw:layer="layout" svg:width="1.6cm" svg:height="2.6cm" svg:x="2.4cm" svg:y="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4.799cm" svg:y="6.999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7.198cm" svg:y="6.99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9.597cm" svg:y="6.99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1.996cm" svg:y="6.996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4.395cm" svg:y="6.995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6.794cm" svg:y="6.994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9.193cm" svg:y="6.993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1.592cm" svg:y="6.992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3.891cm" svg:y="6.991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4" draw:text-style-name="P5" draw:layer="layout" svg:width="1cm" svg:height="0.8cm" svg:x="2.4cm" svg:y="9.6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4.799cm" svg:y="9.599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7.198cm" svg:y="9.59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9.597cm" svg:y="9.597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1.996cm" svg:y="9.596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4.395cm" svg:y="9.59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6.794cm" svg:y="9.594cm">
            <text:p text:style-name="P5">6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9.193cm" svg:y="9.593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1.592cm" svg:y="9.592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3.891cm" svg:y="9.591cm">
            <text:p text:style-name="P5">9</text:p>
            <draw:enhanced-geometry svg:viewBox="0 0 21600 21600" draw:type="rectangle" draw:enhanced-path="M 0 0 L 21600 0 21600 21600 0 21600 0 0 Z N"/>
          </draw:custom-shape>
        </draw:g>
        <draw:g xml:id="id23" draw:id="id23">
          <draw:frame draw:style-name="gr11" draw:layer="layout" svg:width="22.188cm" svg:height="0.962cm" svg:x="1.9cm" svg:y="4.6cm">
            <draw:text-box>
              <text:list text:style-name="L2">
                <text:list-item>
                  <text:p>Шаг 3а: разложить числа по корзинам по третьему разряду (по сотням)</text:p>
                </text:list-item>
              </text:list>
            </draw:text-box>
          </draw:frame>
          <draw:frame draw:style-name="gr11" draw:layer="layout" svg:width="10.204cm" svg:height="0.962cm" svg:x="4.9cm" svg:y="5.8cm">
            <draw:text-box>
              <text:p>[ <text:span text:style-name="T6">0</text:span><text:span text:style-name="T7">00,</text:span><text:span text:style-name="T6"> <text:s/>0</text:span><text:span text:style-name="T7">03, <text:s/></text:span><text:span text:style-name="T6">0</text:span><text:span text:style-name="T7">11, <text:s/></text:span><text:span text:style-name="T6">0</text:span><text:span text:style-name="T8">1</text:span><text:span text:style-name="T7">2, <text:s/></text:span><text:span text:style-name="T6">1</text:span><text:span text:style-name="T7">33 <text:s text:c="2"/></text:span><text:span text:style-name="T6">0</text:span><text:span text:style-name="T7">92</text:span> ]</text:p>
            </draw:text-box>
          </draw:frame>
        </draw:g>
        <draw:frame draw:style-name="gr18" draw:layer="layout" svg:width="23.899cm" svg:height="1.673cm" svg:x="1.901cm" svg:y="11.2cm">
          <draw:text-box>
            <text:list text:style-name="L2">
              <text:list-item>
                <text:p xml:id="id31" text:id="id31">Шаг 3б: обойти корзины и собрать из них числа, сохраняя порядок чисел в корзине (в каком порядке числа попали в корзину, в таком они и достаются) </text:p>
              </text:list-item>
            </text:list>
          </draw:text-box>
        </draw:frame>
        <draw:frame draw:style-name="gr11" draw:layer="layout" svg:width="10.735cm" svg:height="0.962cm" svg:x="4.901cm" svg:y="13.5cm">
          <draw:text-box>
            <text:p xml:id="id32" text:id="id32">[ <text:span text:style-name="T6">0</text:span><text:span text:style-name="T7">00, </text:span><text:span text:style-name="T6">0</text:span><text:span text:style-name="T7">03, </text:span><text:span text:style-name="T6">0</text:span><text:span text:style-name="T7">11, </text:span><text:span text:style-name="T6">0</text:span><text:span text:style-name="T8">1</text:span><text:span text:style-name="T7">2, </text:span><text:span text:style-name="T6">0</text:span><text:span text:style-name="T7">92, <text:s text:c="7"/></text:span><text:span text:style-name="T6">1</text:span><text:span text:style-name="T7">33</text:span> <text:s/>]</text:p>
          </draw:text-box>
        </draw:frame>
        <draw:frame draw:style-name="gr11" draw:layer="layout" svg:width="6.857cm" svg:height="0.962cm" svg:x="4.8cm" svg:y="3.3cm">
          <draw:text-box>
            <text:p>[ <text:span text:style-name="T8">0, 3, 11, 12, 133, 92</text:span> ]</text:p>
          </draw:text-box>
        </draw:frame>
        <draw:frame draw:style-name="gr19" draw:layer="layout" svg:width="1.556cm" svg:height="12.962cm" svg:x="2.444cm" svg:y="5.9cm">
          <draw:text-box>
            <text:p xml:id="id30" text:id="id30"><text:span text:style-name="T6">0</text:span><text:span text:style-name="T7">92</text:span></text:p>
          </draw:text-box>
        </draw:frame>
        <draw:frame draw:style-name="gr11" draw:layer="layout" svg:width="1.556cm" svg:height="0.962cm" svg:x="2.4cm" svg:y="8.7cm">
          <draw:text-box>
            <text:p xml:id="id25" text:id="id25"><text:span text:style-name="T6">0</text:span><text:span text:style-name="T7">00</text:span></text:p>
          </draw:text-box>
        </draw:frame>
        <draw:frame draw:style-name="gr11" draw:layer="layout" svg:width="1.556cm" svg:height="0.962cm" svg:x="2.4cm" svg:y="8cm">
          <draw:text-box>
            <text:p xml:id="id26" text:id="id26"><text:span text:style-name="T6">0</text:span><text:span text:style-name="T7">03</text:span></text:p>
          </draw:text-box>
        </draw:frame>
        <draw:frame draw:style-name="gr11" draw:layer="layout" svg:width="1.556cm" svg:height="0.962cm" svg:x="2.391cm" svg:y="7.338cm">
          <draw:text-box>
            <text:p xml:id="id27" text:id="id27"><text:span text:style-name="T6">0</text:span><text:span text:style-name="T7">11</text:span></text:p>
          </draw:text-box>
        </draw:frame>
        <draw:frame draw:style-name="gr11" draw:layer="layout" svg:width="1.555cm" svg:height="0.962cm" svg:x="2.4cm" svg:y="6.638cm">
          <draw:text-box>
            <text:p xml:id="id28" text:id="id28"><text:span text:style-name="T6">0</text:span><text:span text:style-name="T8">1</text:span><text:span text:style-name="T7">2</text:span></text:p>
          </draw:text-box>
        </draw:frame>
        <draw:frame draw:style-name="gr11" draw:layer="layout" svg:width="1.556cm" svg:height="0.962cm" svg:x="4.799cm" svg:y="8.6cm">
          <draw:text-box>
            <text:p xml:id="id29" text:id="id29"><text:span text:style-name="T6">1</text:span><text:span text:style-name="T7">33</text:span></text:p>
          </draw:text-box>
        </draw:frame>
        <draw:g xml:id="id33" draw:id="id33">
          <draw:frame draw:style-name="gr11" draw:layer="layout" svg:width="7.033cm" svg:height="0.962cm" svg:x="4.901cm" svg:y="15.9cm">
            <draw:text-box>
              <text:p>[ <text:span text:style-name="T7">0, 3, 11, </text:span><text:span text:style-name="T8">1</text:span><text:span text:style-name="T7">2, 92, </text:span><text:span text:style-name="T8">1</text:span><text:span text:style-name="T7">33</text:span> <text:s/>]</text:p>
            </draw:text-box>
          </draw:frame>
          <draw:frame draw:style-name="gr11" draw:layer="layout" svg:width="11.228cm" svg:height="0.962cm" svg:x="2.1cm" svg:y="14.7cm">
            <draw:text-box>
              <text:list text:style-name="L2">
                <text:list-item>
                  <text:p>Готово! Отсортированный массив:</text:p>
                </text:list-item>
              </text:list>
            </draw:text-box>
          </draw:frame>
        </draw:g>
        <draw:frame draw:style-name="gr20" draw:layer="layout" svg:width="19.581cm" svg:height="0.962cm" svg:x="2.1cm" svg:y="17.2cm">
          <draw:text-box>
            <text:list text:style-name="L2">
              <text:list-item>
                <text:p xml:id="id34" text:id="id34">Вопрос: какие корзины были бы заполнены на 4-oй итерации?</text:p>
              </text:list-item>
            </text:list>
          </draw:text-box>
        </draw:frame>
        <draw:frame draw:style-name="gr11" draw:layer="layout" svg:width="8.765cm" svg:height="0.962cm" svg:x="4.8cm" svg:y="18.4cm">
          <draw:text-box>
            <text:p xml:id="id35" text:id="id35">Все попало бы в корзину #0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4" smil:attributeName="visibility" smil:to="visible"/>
                  <anim:transitionFilter smil:dur="0.5s" smil:targetElement="id24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1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7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2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3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4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труктура данных</text:p>
          </draw:text-box>
        </draw:frame>
        <draw:frame draw:style-name="gr21" draw:layer="layout" svg:width="10.339cm" svg:height="1.673cm" svg:x="1.8cm" svg:y="2.4cm">
          <draw:text-box>
            <text:list text:style-name="L2">
              <text:list-item>
                <text:p>Как представить одну корзину?</text:p>
              </text:list-item>
              <text:list-item>
                <text:p>Как представить все корзины?</text:p>
              </text:list-item>
            </text:list>
          </draw:text-box>
        </draw:frame>
        <draw:g xml:id="id45" draw:id="id45">
          <draw:custom-shape draw:style-name="gr13" draw:text-style-name="P5" draw:layer="layout" svg:width="1.6cm" svg:height="2.6cm" svg:x="2.4cm" svg:y="12.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4.799cm" svg:y="12.799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7.198cm" svg:y="12.79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9.597cm" svg:y="12.79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1.996cm" svg:y="12.796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4.395cm" svg:y="12.795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6.794cm" svg:y="12.794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9.193cm" svg:y="12.793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1.592cm" svg:y="12.792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3.891cm" svg:y="12.791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4" draw:text-style-name="P5" draw:layer="layout" svg:width="1cm" svg:height="0.8cm" svg:x="2.4cm" svg:y="15.4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4.799cm" svg:y="15.399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7.198cm" svg:y="15.39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9.597cm" svg:y="15.397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1.996cm" svg:y="15.396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4.395cm" svg:y="15.39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6.794cm" svg:y="15.394cm">
            <text:p text:style-name="P5">6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9.193cm" svg:y="15.393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1.592cm" svg:y="15.392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3.891cm" svg:y="15.391cm">
            <text:p text:style-name="P5">9</text:p>
            <draw:enhanced-geometry svg:viewBox="0 0 21600 21600" draw:type="rectangle" draw:enhanced-path="M 0 0 L 21600 0 21600 21600 0 21600 0 0 Z N"/>
          </draw:custom-shape>
        </draw:g>
        <draw:frame draw:style-name="gr22" draw:layer="layout" svg:width="1.205cm" svg:height="3.806cm" svg:x="7.595cm" svg:y="6.094cm">
          <draw:text-box>
            <text:p xml:id="id41" text:id="id41"><text:span text:style-name="T7">#4</text:span></text:p>
            <text:p xml:id="id40" text:id="id40"><text:span text:style-name="T7">#3</text:span></text:p>
            <text:p xml:id="id39" text:id="id39"><text:span text:style-name="T7">#2</text:span></text:p>
            <text:p xml:id="id38" text:id="id38"><text:span text:style-name="T7">#1</text:span></text:p>
            <text:p xml:id="id37" text:id="id37"><text:span text:style-name="T7">#0</text:span></text:p>
          </draw:text-box>
        </draw:frame>
        <draw:g xml:id="id36" draw:id="id36">
          <draw:g>
            <draw:custom-shape draw:style-name="gr13" draw:text-style-name="P5" draw:layer="layout" svg:width="1.6cm" svg:height="4.6cm" svg:x="8.9cm" svg:y="5.4cm">
              <text:p/>
  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22" draw:layer="layout" svg:width="1.556cm" svg:height="3.806cm" svg:x="8.9cm" svg:y="6.138cm">
              <draw:text-box>
                <text:p><text:span text:style-name="T6">0</text:span><text:span text:style-name="T7">92</text:span></text:p>
                <text:p><text:span text:style-name="T6">0</text:span><text:span text:style-name="T7">12</text:span></text:p>
                <text:p><text:span text:style-name="T6">0</text:span><text:span text:style-name="T7">11</text:span></text:p>
                <text:p><text:span text:style-name="T6">0</text:span><text:span text:style-name="T7">03</text:span></text:p>
                <text:p><text:span text:style-name="T6">0</text:span><text:span text:style-name="T7">00</text:span></text:p>
              </draw:text-box>
            </draw:frame>
          </draw:g>
          <draw:frame draw:style-name="gr11" draw:layer="layout" svg:width="5.983cm" svg:height="0.962cm" svg:x="1.9cm" svg:y="5.3cm">
            <draw:text-box>
              <text:list text:style-name="L2">
                <text:list-item>
                  <text:p>Корзина (bucket)</text:p>
                </text:list-item>
              </text:list>
            </draw:text-box>
          </draw:frame>
          <draw:frame draw:style-name="gr23" draw:layer="layout" svg:width="14.9cm" svg:height="1.673cm" svg:x="11.1cm" svg:y="5.3cm">
            <draw:text-box>
              <text:list text:style-name="L6">
                <text:list-item>
                  <text:p>должна уметь хранить множество чисел</text:p>
                </text:list-item>
                <text:list-item>
                  <text:p>должна уметь сохранять порядок добавления</text:p>
                </text:list-item>
              </text:list>
            </draw:text-box>
          </draw:frame>
        </draw:g>
        <draw:custom-shape draw:style-name="gr24" draw:text-style-name="P6" xml:id="id42" draw:id="id42" draw:layer="layout" svg:width="12cm" svg:height="1.4cm" svg:x="12.1cm" svg:y="8.3cm">
          <text:p><text:span text:style-name="T4">Для этих целей подходит массив!</text:span></text:p>
          <draw:enhanced-geometry svg:viewBox="0 0 21600 21600" draw:type="rectangle" draw:enhanced-path="M 0 0 L 21600 0 21600 21600 0 21600 0 0 Z N"/>
        </draw:custom-shape>
        <draw:frame draw:style-name="gr11" draw:layer="layout" svg:width="4.988cm" svg:height="0.962cm" svg:x="2cm" svg:y="10.7cm">
          <draw:text-box>
            <text:list text:style-name="L2">
              <text:list-item>
                <text:p xml:id="id44" text:id="id44">Все корзины:</text:p>
              </text:list-item>
            </text:list>
          </draw:text-box>
        </draw:frame>
        <draw:frame draw:style-name="gr11" draw:layer="layout" svg:width="10.487cm" svg:height="1.673cm" svg:x="11.3cm" svg:y="10.8cm">
          <draw:text-box>
            <text:list text:style-name="L6">
              <text:list-item>
                <text:p xml:id="id46" text:id="id46">отдельных корзин много</text:p>
              </text:list-item>
              <text:list-item>
                <text:p xml:id="id47" text:id="id47">порядок корзин имеет значение</text:p>
              </text:list-item>
            </text:list>
          </draw:text-box>
        </draw:frame>
        <draw:custom-shape draw:style-name="gr25" draw:text-style-name="P5" xml:id="id43" draw:id="id43" draw:layer="layout" svg:width="1.2cm" svg:height="1.027cm" svg:x="17.8cm" svg:y="6.97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5" xml:id="id48" draw:id="id48" draw:layer="layout" svg:width="1.2cm" svg:height="1.027cm" draw:transform="rotate (-3.14159265358979) translate (19.001cm 10.90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layer="layout" svg:width="12.384cm" svg:height="0.962cm" svg:x="2cm" svg:y="17cm">
          <draw:text-box>
            <text:list text:style-name="L7">
              <text:list-item>
                <text:p text:style-name="P9"><text:span text:style-name="T9">Вся система корзин: массив массивов</text:span></text:p>
              </text:list-item>
            </text:list>
          </draw:text-box>
        </draw:frame>
        <draw:frame draw:style-name="gr11" draw:layer="layout" svg:width="11.2cm" svg:height="0.962cm" svg:x="14.3cm" svg:y="18.2cm">
          <draw:text-box>
            <text:p>buckets = [ [ n1, n2 ], [ n3 ], … , [ nX ]]</text:p>
          </draw:text-box>
        </draw:frame>
        <draw:frame draw:style-name="gr26" draw:text-style-name="P7" draw:layer="layout" svg:width="1.967cm" svg:height="1.361cm" svg:x="18cm" svg:y="17cm">
          <draw:text-box>
            <text:p text:style-name="P5"><text:span text:style-name="T5">bucket</text:span></text:p>
            <text:p text:style-name="P5"><text:span text:style-name="T5">0</text:span></text:p>
          </draw:text-box>
        </draw:frame>
        <draw:frame draw:style-name="gr11" draw:text-style-name="P10" draw:layer="layout" svg:width="1.967cm" svg:height="1.361cm" svg:x="20.5cm" svg:y="16.994cm">
          <draw:text-box>
            <text:p text:style-name="P5"><text:span text:style-name="T5">bucket</text:span></text:p>
            <text:p text:style-name="P5"><text:span text:style-name="T5">1</text:span></text:p>
          </draw:text-box>
        </draw:frame>
        <draw:frame draw:style-name="gr11" draw:text-style-name="P10" draw:layer="layout" svg:width="1.967cm" svg:height="1.361cm" svg:x="23.299cm" svg:y="17cm">
          <draw:text-box>
            <text:p text:style-name="P5"><text:span text:style-name="T5">bucket</text:span></text:p>
            <text:p text:style-name="P5"><text:span text:style-name="T5">9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лучение значения разряда</text:p>
          </draw:text-box>
        </draw:frame>
        <draw:frame draw:style-name="gr11" draw:layer="layout" svg:width="21.439cm" svg:height="0.962cm" svg:x="1.8cm" svg:y="2.3cm">
          <draw:text-box>
            <text:list text:style-name="L2">
              <text:list-item>
                <text:p>Задача: как получить значение заданного разряда заданного числа?</text:p>
              </text:list-item>
            </text:list>
          </draw:text-box>
        </draw:frame>
        <draw:frame draw:style-name="gr11" draw:layer="layout" svg:width="2.259cm" svg:height="0.962cm" svg:x="4.6cm" svg:y="4.1cm">
          <draw:text-box>
            <text:p>12345</text:p>
          </draw:text-box>
        </draw:frame>
        <draw:frame draw:style-name="gr11" draw:layer="layout" svg:width="1.95cm" svg:height="0.962cm" svg:x="7.2cm" svg:y="3.5cm">
          <draw:text-box>
            <text:p>#=&gt;5</text:p>
          </draw:text-box>
        </draw:frame>
        <draw:frame draw:style-name="gr11" draw:layer="layout" svg:width="1.95cm" svg:height="0.962cm" svg:x="7.2cm" svg:y="4.2cm">
          <draw:text-box>
            <text:p>#=&gt;4</text:p>
          </draw:text-box>
        </draw:frame>
        <draw:frame draw:style-name="gr11" draw:layer="layout" svg:width="1.95cm" svg:height="0.962cm" svg:x="7.2cm" svg:y="5cm">
          <draw:text-box>
            <text:p>#=&gt;3</text:p>
          </draw:text-box>
        </draw:frame>
        <draw:frame draw:style-name="gr11" draw:layer="layout" svg:width="22.65cm" svg:height="0.962cm" svg:x="2cm" svg:y="7.5cm">
          <draw:text-box>
            <text:list text:style-name="L2">
              <text:list-item>
                <text:p xml:id="id49" text:id="id49"><text:span text:style-name="T10">Cпособ 1: преобразовать в строку и получить нужную позицию из строки</text:span></text:p>
              </text:list-item>
            </text:list>
          </draw:text-box>
        </draw:frame>
        <draw:g xml:id="id50" draw:id="id50">
          <draw:custom-shape draw:style-name="gr13" draw:text-style-name="P5" draw:layer="layout" svg:width="8.4cm" svg:height="4cm" svg:x="4.4cm" svg:y="10.2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11" draw:layer="layout" svg:width="4.917cm" svg:height="0.962cm" svg:x="4.527cm" svg:y="10.3cm">
            <draw:text-box>
              <text:p text:style-name="P11">num=12345</text:p>
            </draw:text-box>
          </draw:frame>
        </draw:g>
        <draw:frame draw:style-name="gr11" draw:layer="layout" svg:width="7.347cm" svg:height="0.962cm" svg:x="4.5cm" svg:y="11.3cm">
          <draw:text-box>
            <text:p xml:id="id51" text:id="id51">num.to_s[4,1].to_i #=&gt; 5</text:p>
          </draw:text-box>
        </draw:frame>
        <draw:frame draw:style-name="gr11" draw:layer="layout" svg:width="7.347cm" svg:height="0.962cm" svg:x="4.5cm" svg:y="12.2cm">
          <draw:text-box>
            <text:p xml:id="id52" text:id="id52">num.to_s[3,1].to_i #=&gt; 4</text:p>
          </draw:text-box>
        </draw:frame>
        <draw:frame draw:style-name="gr11" draw:layer="layout" svg:width="7.347cm" svg:height="0.962cm" svg:x="4.5cm" svg:y="13.1cm">
          <draw:text-box>
            <text:p xml:id="id53" text:id="id53">num.to_s[2,1].to_i #=&gt; 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лучение значения разряда</text:p>
          </draw:text-box>
        </draw:frame>
        <draw:frame draw:style-name="gr11" draw:layer="layout" svg:width="15.889cm" svg:height="0.962cm" svg:x="2cm" svg:y="1.9cm">
          <draw:text-box>
            <text:list text:style-name="L2">
              <text:list-item>
                <text:p><text:span text:style-name="T10">Cпособ 2: при помощи арифметических операций</text:span></text:p>
              </text:list-item>
            </text:list>
          </draw:text-box>
        </draw:frame>
        <draw:custom-shape draw:style-name="gr6" draw:text-style-name="P5" draw:layer="layout" svg:width="5.2cm" svg:height="1cm" svg:x="4.6cm" svg:y="3.1cm">
          <text:p text:style-name="P5">num=12345</text:p>
          <draw:enhanced-geometry svg:viewBox="0 0 21600 21600" draw:type="rectangle" draw:enhanced-path="M 0 0 L 21600 0 21600 21600 0 21600 0 0 Z N"/>
        </draw:custom-shape>
        <draw:frame draw:style-name="gr28" draw:text-style-name="P11" draw:layer="layout" svg:width="22.6cm" svg:height="0.962cm" svg:x="2cm" svg:y="4.3cm">
          <draw:text-box>
            <text:list text:style-name="L6">
              <text:list-item>
                <text:p text:style-name="P11">Чтобы получить значение в разряде единиц (в позиции 1 с конца) = 5</text:p>
              </text:list-item>
            </text:list>
          </draw:text-box>
        </draw:frame>
        <draw:g xml:id="id55" draw:id="id55">
          <draw:custom-shape draw:style-name="gr6" draw:text-style-name="P5" draw:layer="layout" svg:width="6.4cm" svg:height="1cm" svg:x="4.599cm" svg:y="6.699cm">
            <text:p><text:span text:style-name="T10">12345 % 10 = 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6.17cm" svg:height="0.962cm" svg:x="11.4cm" svg:y="6.7cm">
            <draw:text-box>
              <text:p>остаток от деления</text:p>
            </draw:text-box>
          </draw:frame>
        </draw:g>
        <draw:g xml:id="id54" draw:id="id54">
          <draw:custom-shape draw:style-name="gr6" draw:text-style-name="P5" draw:layer="layout" svg:width="6.4cm" svg:height="1cm" svg:x="4.6cm" svg:y="5.4cm">
            <text:p><text:span text:style-name="T10">12345 : 10 = 1234.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11.674cm" svg:height="0.962cm" svg:x="11.4cm" svg:y="5.5cm">
            <draw:text-box>
              <text:p>обычное, не целочисленное, деление</text:p>
            </draw:text-box>
          </draw:frame>
        </draw:g>
        <draw:frame draw:style-name="gr28" draw:text-style-name="P11" draw:layer="layout" svg:width="22.6cm" svg:height="0.962cm" svg:x="2cm" svg:y="8.2cm">
          <draw:text-box>
            <text:list text:style-name="L6">
              <text:list-item>
                <text:p xml:id="id56" text:id="id56" text:style-name="P11">Чтобы получить значение в разряде десятков (в позиции 2 с конца) = 4</text:p>
              </text:list-item>
            </text:list>
          </draw:text-box>
        </draw:frame>
        <draw:g xml:id="id57" draw:id="id57">
          <draw:custom-shape draw:style-name="gr6" draw:text-style-name="P5" draw:layer="layout" svg:width="6.4cm" svg:height="1cm" svg:x="4.599cm" svg:y="9.299cm">
            <text:p><text:span text:style-name="T10">12345 : 100 = 123.4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11.674cm" svg:height="0.962cm" svg:x="11.399cm" svg:y="9.399cm">
            <draw:text-box>
              <text:p>обычное, не целочисленное, деление</text:p>
            </draw:text-box>
          </draw:frame>
        </draw:g>
        <draw:g xml:id="id58" draw:id="id58">
          <draw:custom-shape draw:style-name="gr6" draw:text-style-name="P5" draw:layer="layout" svg:width="6.4cm" svg:height="1cm" svg:x="4.599cm" svg:y="10.698cm">
            <text:p><text:span text:style-name="T10">12345 % 100 = 4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6.17cm" svg:height="0.962cm" svg:x="11.4cm" svg:y="10.699cm">
            <draw:text-box>
              <text:p>остаток от деления</text:p>
            </draw:text-box>
          </draw:frame>
        </draw:g>
        <draw:g xml:id="id59" draw:id="id59">
          <draw:custom-shape draw:style-name="gr6" draw:text-style-name="P5" draw:layer="layout" svg:width="6.4cm" svg:height="1cm" svg:x="4.599cm" svg:y="11.897cm">
            <text:p><text:span text:style-name="T10">45 / 10 = 4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7.703cm" svg:height="0.962cm" svg:x="11.4cm" svg:y="11.898cm">
            <draw:text-box>
              <text:p>целочисленное деление</text:p>
            </draw:text-box>
          </draw:frame>
        </draw:g>
        <draw:frame draw:style-name="gr28" draw:text-style-name="P11" draw:layer="layout" svg:width="22.6cm" svg:height="0.962cm" svg:x="2cm" svg:y="13.6cm">
          <draw:text-box>
            <text:list text:style-name="L6">
              <text:list-item>
                <text:p xml:id="id60" text:id="id60" text:style-name="P11">Чтобы получить значение в разряде сотен (в позиции 3 с конца) = 3</text:p>
              </text:list-item>
            </text:list>
          </draw:text-box>
        </draw:frame>
        <draw:g xml:id="id61" draw:id="id61">
          <draw:custom-shape draw:style-name="gr6" draw:text-style-name="P5" draw:layer="layout" svg:width="6.4cm" svg:height="1cm" svg:x="4.598cm" svg:y="14.898cm">
            <text:p><text:span text:style-name="T10">12345 : 1000 = 12.34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11.674cm" svg:height="0.962cm" svg:x="11.398cm" svg:y="14.998cm">
            <draw:text-box>
              <text:p>обычное, не целочисленное, деление</text:p>
            </draw:text-box>
          </draw:frame>
        </draw:g>
        <draw:g xml:id="id62" draw:id="id62">
          <draw:custom-shape draw:style-name="gr6" draw:text-style-name="P5" draw:layer="layout" svg:width="6.4cm" svg:height="1cm" svg:x="4.598cm" svg:y="16.297cm">
            <text:p><text:span text:style-name="T10">12345 % 1000 = 34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6.17cm" svg:height="0.962cm" svg:x="11.399cm" svg:y="16.298cm">
            <draw:text-box>
              <text:p>остаток от деления</text:p>
            </draw:text-box>
          </draw:frame>
        </draw:g>
        <draw:g xml:id="id63" draw:id="id63">
          <draw:custom-shape draw:style-name="gr6" draw:text-style-name="P5" draw:layer="layout" svg:width="6.4cm" svg:height="1cm" svg:x="4.598cm" svg:y="17.496cm">
            <text:p><text:span text:style-name="T10">345 / 100 = 3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7.703cm" svg:height="0.962cm" svg:x="11.399cm" svg:y="17.497cm">
            <draw:text-box>
              <text:p>целочисленное деление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лучение значения разряда</text:p>
          </draw:text-box>
        </draw:frame>
        <draw:frame draw:style-name="gr11" draw:layer="layout" svg:width="14.501cm" svg:height="0.962cm" svg:x="2cm" svg:y="1.9cm">
          <draw:text-box>
            <text:list text:style-name="L2">
              <text:list-item>
                <text:p><text:span text:style-name="T10">Можно ли сформулировать закономерность?</text:span></text:p>
              </text:list-item>
            </text:list>
          </draw:text-box>
        </draw:frame>
        <draw:custom-shape draw:style-name="gr6" draw:text-style-name="P5" xml:id="id64" draw:id="id64" draw:layer="layout" svg:width="7.801cm" svg:height="1cm" svg:x="9.799cm" svg:y="4.598cm">
          <text:p><text:span text:style-name="T10">12345 % 100 / 10 = 4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layout" svg:width="3.1cm" svg:height="1cm" svg:x="3cm" svg:y="3.2cm">
            <text:p text:style-name="P5">n=1234<text:span text:style-name="T11">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cm" svg:height="1cm" svg:x="6.499cm" svg:y="3.199cm">
            <text:p text:style-name="P5">p=1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3.1cm" svg:height="1cm" svg:x="3cm" svg:y="4.6cm">
            <text:p text:style-name="P5">n=123<text:span text:style-name="T11">4</text:span><text:span text:style-name="T8">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cm" svg:height="1cm" svg:x="6.499cm" svg:y="4.599cm">
            <text:p text:style-name="P5">p=2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3.1cm" svg:height="1cm" svg:x="3cm" svg:y="5.9cm">
            <text:p text:style-name="P5">n=12<text:span text:style-name="T11">3</text:span><text:span text:style-name="T7">4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cm" svg:height="1cm" svg:x="6.499cm" svg:y="5.899cm">
            <text:p text:style-name="P5">p=3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3.1cm" svg:height="1cm" svg:x="3cm" svg:y="7.2cm">
            <text:p text:style-name="P5">n=<text:span text:style-name="T8">1</text:span><text:span text:style-name="T11">2</text:span><text:span text:style-name="T8">34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cm" svg:height="1cm" svg:x="6.499cm" svg:y="7.199cm">
            <text:p text:style-name="P5">p=4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xml:id="id65" draw:id="id65" draw:layer="layout" svg:width="7.802cm" svg:height="1cm" svg:x="9.798cm" svg:y="5.897cm">
          <text:p><text:span text:style-name="T10">12345 % 1000 / 100 = 3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xml:id="id66" draw:id="id66" draw:layer="layout" svg:width="7.803cm" svg:height="1cm" svg:x="9.797cm" svg:y="7.196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7.953cm" svg:height="0.962cm" svg:x="9.8cm" svg:y="7.2cm">
          <draw:text-box>
            <text:p xml:id="id67" text:id="id67"><text:span text:style-name="T10">12345 % 10000 / 1000 = 2</text:span></text:p>
          </draw:text-box>
        </draw:frame>
        <draw:custom-shape draw:style-name="gr13" draw:text-style-name="P5" xml:id="id68" draw:id="id68" draw:layer="layout" svg:width="7.803cm" svg:height="1cm" svg:x="9.796cm" svg:y="3.195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5.844cm" svg:height="0.962cm" svg:x="9.801cm" svg:y="3.3cm">
          <draw:text-box>
            <text:p xml:id="id69" text:id="id69"><text:span text:style-name="T10">12345 % 10 / 1 = 5</text:span></text:p>
          </draw:text-box>
        </draw:frame>
        <draw:frame draw:style-name="gr29" draw:layer="layout" svg:width="22.8cm" svg:height="2.384cm" svg:x="2.2cm" svg:y="9.5cm">
          <draw:text-box>
            <text:list text:style-name="L2">
              <text:list-item>
                <text:p xml:id="id70" text:id="id70">Можно ли вывести одну формулу? Можно ли выразить изменяемые части в арифметических выражениях через переменную p и через 10 (основание исчисления в десятиричной системе)?</text:p>
              </text:list-item>
            </text:list>
          </draw:text-box>
        </draw:frame>
        <draw:g xml:id="id71" draw:id="id71">
          <draw:custom-shape draw:style-name="gr13" draw:text-style-name="P5" draw:layer="layout" svg:width="7.803cm" svg:height="1cm" svg:x="18.095cm" svg:y="3.19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7.803cm" svg:height="1cm" svg:x="18.094cm" svg:y="4.59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7.803cm" svg:height="1cm" svg:x="18.093cm" svg:y="5.89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7.803cm" svg:height="1cm" svg:x="18.092cm" svg:y="7.291cm">
            <text:p/>
            <draw:enhanced-geometry svg:viewBox="0 0 21600 21600" draw:type="rectangle" draw:enhanced-path="M 0 0 L 21600 0 21600 21600 0 21600 0 0 Z N"/>
          </draw:custom-shape>
        </draw:g>
        <draw:frame draw:style-name="gr11" draw:layer="layout" svg:width="7.491cm" svg:height="0.962cm" svg:x="18.001cm" svg:y="3.3cm">
          <draw:text-box>
            <text:p xml:id="id74" text:id="id74"><text:span text:style-name="T10">12345 % 10^1 / 10^0 = 5</text:span></text:p>
          </draw:text-box>
        </draw:frame>
        <draw:frame draw:style-name="gr11" draw:layer="layout" svg:width="7.491cm" svg:height="0.962cm" svg:x="18.001cm" svg:y="4.6cm">
          <draw:text-box>
            <text:p xml:id="id73" text:id="id73"><text:span text:style-name="T10">12345 % 10^2 / 10^1 = 4</text:span></text:p>
          </draw:text-box>
        </draw:frame>
        <draw:frame draw:style-name="gr11" draw:layer="layout" svg:width="7.491cm" svg:height="0.962cm" svg:x="18.001cm" svg:y="5.9cm">
          <draw:text-box>
            <text:p xml:id="id75" text:id="id75"><text:span text:style-name="T10">12345 % 10^3 / 10^2 = 3</text:span></text:p>
          </draw:text-box>
        </draw:frame>
        <draw:frame draw:style-name="gr11" draw:layer="layout" svg:width="7.491cm" svg:height="0.962cm" svg:x="18.001cm" svg:y="7.3cm">
          <draw:text-box>
            <text:p xml:id="id76" text:id="id76"><text:span text:style-name="T10">12345 % 10^4 / 10^3 = 2</text:span></text:p>
          </draw:text-box>
        </draw:frame>
        <draw:custom-shape draw:style-name="gr13" draw:text-style-name="P5" xml:id="id72" draw:id="id72" draw:layer="layout" svg:width="0.4cm" svg:height="0.4cm" svg:x="26.1cm" svg:y="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xml:id="id77" draw:id="id77" draw:layer="layout" svg:width="8.5cm" svg:height="2.2cm" svg:x="7.7cm" svg:y="12.5cm">
          <text:p text:style-name="P5"><text:span text:style-name="T4">n % 10 ** p / 10 ** (p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0" xml:id="id78" draw:id="id78" draw:layer="layout" svg:width="7.701cm" svg:height="1.701cm" svg:x="8.199cm" svg:y="17.099cm">
          <text:p text:style-name="P10"><text:span text:style-name="T5">n % (10 ** p) / (10 ** (p-1)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0" xml:id="id79" draw:id="id79" draw:layer="layout" svg:width="22cm" svg:height="1.361cm" svg:x="3cm" svg:y="15.5cm">
          <draw:text-box>
            <text:p text:style-name="P12"><text:span text:style-name="T5">приоритет операции возведения в степень </text:span><text:span text:style-name="T12">**</text:span><text:span text:style-name="T5"> выше, чем у операций </text:span><text:span text:style-name="T12">%</text:span><text:span text:style-name="T5"> и </text:span><text:span text:style-name="T12">/</text:span><text:span text:style-name="T5">, выполнение происходит в таком порядке (сначала вычисляются скобки):</text:span></text:p>
          </draw:text-box>
        </draw:frame>
        <draw:custom-shape draw:style-name="gr24" draw:text-style-name="P5" draw:layer="layout" svg:width="4.6cm" svg:height="2.316cm" svg:x="19.6cm" svg:y="12.284cm">
          <text:p text:style-name="P5">** </text:p>
          <text:p text:style-name="P5">возведение</text:p>
          <text:p text:style-name="P5">в степень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Задания (наконец!)</text:p>
          </draw:text-box>
        </draw:frame>
        <draw:frame draw:style-name="gr31" draw:layer="layout" svg:width="23.8cm" svg:height="1.673cm" svg:x="1.8cm" svg:y="2.1cm">
          <draw:text-box>
            <text:list text:style-name="L2">
              <text:list-item>
                <text:p>Разработайте метод, возвращающий значение заданного разряда в заданном числе. Добавьте тесткейсы (см. примеры в начальном скрипте).</text:p>
              </text:list-item>
            </text:list>
          </draw:text-box>
        </draw:frame>
        <draw:frame draw:style-name="gr11" draw:layer="layout" svg:width="8.96cm" svg:height="0.962cm" svg:x="3.2cm" svg:y="4.1cm">
          <draw:text-box>
            <text:p>digit_at_pos(12345, 1) <text:s text:c="2"/>#=&gt; 5</text:p>
          </draw:text-box>
        </draw:frame>
        <draw:frame draw:style-name="gr11" draw:layer="layout" svg:width="8.96cm" svg:height="0.962cm" svg:x="3.201cm" svg:y="5cm">
          <draw:text-box>
            <text:p>digit_at_pos(12345, 2) <text:s text:c="2"/>#=&gt; 4</text:p>
          </draw:text-box>
        </draw:frame>
        <draw:frame draw:style-name="gr11" draw:layer="layout" svg:width="8.96cm" svg:height="0.962cm" svg:x="3.202cm" svg:y="6cm">
          <draw:text-box>
            <text:p>digit_at_pos(12345, 3) <text:s text:c="2"/>#=&gt; 3</text:p>
          </draw:text-box>
        </draw:frame>
        <draw:frame draw:style-name="gr11" draw:layer="layout" svg:width="16.496cm" svg:height="0.962cm" svg:x="2.9cm" svg:y="7.7cm">
          <draw:text-box>
            <text:p>Начальный скрипт: lesson.20/radix_sort/radix_sort_stub</text:p>
          </draw:text-box>
        </draw:frame>
        <draw:frame draw:style-name="gr32" draw:layer="layout" svg:width="23.8cm" svg:height="1.673cm" svg:x="1.8cm" svg:y="9.501cm">
          <draw:text-box>
            <text:list text:style-name="L2">
              <text:list-item>
                <text:p>Разработайте метод radix_sort, реализующий поразрядную сортировку массива чисел произвольной разрядности (длины). Добавьте тесткейсы. </text:p>
              </text:list-item>
            </text:list>
          </draw:text-box>
        </draw:frame>
        <draw:frame draw:style-name="gr11" draw:layer="layout" svg:width="17.033cm" svg:height="0.962cm" svg:x="3.201cm" svg:y="11.7cm">
          <draw:text-box>
            <text:p>продолжайте скрипт: lesson.20/radix_sort/radix_sort_stub</text:p>
          </draw:text-box>
        </draw:frame>
        <draw:frame draw:style-name="gr11" draw:layer="layout" svg:width="11.068cm" svg:height="0.962cm" svg:x="3.2cm" svg:y="13.4cm">
          <draw:text-box>
            <text:p>ответ: lesson.20/radix_sort/radix_sort</text:p>
          </draw:text-box>
        </draw:frame>
        <draw:frame draw:style-name="gr33" draw:layer="layout" svg:width="23.3cm" svg:height="1.673cm" svg:x="1.9cm" svg:y="15.3cm">
          <draw:text-box>
            <text:list text:style-name="L2">
              <text:list-item>
                <text:p>(необязательное задание) Разработайте метод radix_sort_strings, сортирующий строки в словарном порядке</text:p>
              </text:list-item>
            </text:list>
          </draw:text-box>
        </draw:frame>
        <draw:frame draw:style-name="gr11" draw:layer="layout" svg:width="4.909cm" svg:height="0.962cm" svg:x="3.4cm" svg:y="17.5cm">
          <draw:text-box>
            <text:p>ответ: нет уж :)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ортировка кучей</text:p>
          </draw:text-box>
        </draw:frame>
        <draw:frame draw:style-name="gr34" draw:layer="layout" svg:width="1.941cm" svg:height="0.962cm" svg:x="2.2cm" svg:y="3.2cm">
          <draw:text-box>
            <text:p>Hello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ортировка слиянием</text:p>
          </draw:text-box>
        </draw:frame>
        <draw:frame draw:style-name="gr34" draw:layer="layout" svg:width="1.941cm" svg:height="0.962cm" svg:x="2.2cm" svg:y="3.2cm">
          <draw:text-box>
            <text:p>Hello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paper4" xlink:href="Pictures/100000000000032000000258931F8343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397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597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5.995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395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2.18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kolai Krot</meta:initial-creator>
    <meta:creation-date>2014-01-02T15:55:32</meta:creation-date>
    <dc:date>2014-01-03T14:13:16</dc:date>
    <meta:editing-duration>PT10H54M1S</meta:editing-duration>
    <meta:editing-cycles>16</meta:editing-cycles>
    <meta:generator>LibreOffice/3.5$Linux_X86_64 LibreOffice_project/350m1$Build-2</meta:generator>
    <dc:creator>Nikolai Krot</dc:creator>
    <meta:document-statistic meta:object-count="344"/>
  </office:meta>
</office:document-meta>
</file>